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 style:snap-to-layout-grid="false"/>
      <style:text-properties style:font-name="Traditional Arabic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 style:snap-to-layout-grid="false"/>
      <style:text-properties style:font-name="Traditional Arabic"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 style:snap-to-layout-grid="false"/>
      <style:text-properties style:font-name="Traditional Arabic"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 style:snap-to-layout-grid="false"/>
      <style:text-properties style:font-name="Traditional Arabic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 style:snap-to-layout-grid="false"/>
      <style:text-properties style:font-name="DejaVu Serif"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<text:span text:style-name="T1">#3</text:span></text:p>
      <text:p text:style-name="P2">Дисциплина: Теория языков программирования</text:p>
      <text:p text:style-name="P2">Тема: Разработка синтаксического анализатора языка Кумир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Студент</text:p>
          </table:table-cell>
          <table:table-cell table:style-name="Table1.B1" office:value-type="string">
            <text:p text:style-name="P9">Рясков А.С.</text:p>
          </table:table-cell>
        </table:table-row>
        <table:table-row>
          <table:table-cell table:style-name="Table1.A2" office:value-type="string">
            <text:p text:style-name="P9">Группа</text:p>
          </table:table-cell>
          <table:table-cell table:style-name="Table1.B2" office:value-type="string">
            <text:p text:style-name="P9">ИВТ-460</text:p>
          </table:table-cell>
        </table:table-row>
        <table:table-row>
          <table:table-cell table:style-name="Table1.A2" office:value-type="string">
            <text:p text:style-name="P9">Дата сдачи</text:p>
          </table:table-cell>
          <table:table-cell table:style-name="Table1.B2" office:value-type="string">
            <text:p text:style-name="P9"><text:span text:style-name="T1">29</text:span>.<text:span text:style-name="T1">12</text:span>.11</text:p>
          </table:table-cell>
        </table:table-row>
        <table:table-row>
          <table:table-cell table:style-name="Table1.A2" office:value-type="string">
            <text:p text:style-name="P9">Преподаватель</text:p>
          </table:table-cell>
          <table:table-cell table:style-name="Table1.B2" office:value-type="string">
            <text:p text:style-name="P9">Сычёв О.А.</text:p>
          </table:table-cell>
        </table:table-row>
        <table:table-row>
          <table:table-cell table:style-name="Table1.A2" office:value-type="string">
            <text:p text:style-name="P9">Оценка/Подпись</text:p>
          </table:table-cell>
          <table:table-cell table:style-name="Table1.B2" office:value-type="string">
            <text:p text:style-name="P9"/>
          </table:table-cell>
        </table:table-row>
      </table:table>
      <text:p text:style-name="P2"/>
      <text:p text:style-name="P2">Перечень реализуемых возможностей</text:p>
      <text:p text:style-name="P4"/>
      <text:list xml:id="list40339019" text:style-name="L1">
        <text:list-item>
          <text:p text:style-name="P10">Встроенные типы данных (целые числа (один тип), символы, строки (если есть в языке как самостоятельный тип)), переменные</text:p>
        </text:list-item>
        <text:list-item>
          <text:p text:style-name="P10">Массивы</text:p>
        </text:list-item>
        <text:list-item>
          <text:p text:style-name="P10">Классы/функции для работы с консолью (ввод/вывод)</text:p>
        </text:list-item>
        <text:list-item>
          <text:p text:style-name="P10">Функции (процедуры)</text:p>
        </text:list-item>
        <text:list-item>
          <text:p text:style-name="P10">Переменные, константы и операции (арифметические, сравнения, присваивания) для чисел с плавающей точкой</text:p>
        </text:list-item>
      </text:lis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Грамматика</text:p>
      <text:p text:style-name="P12">program: stmt_list <text:s/></text:p>
      <text:p text:style-name="P12">;</text:p>
      <text:p text:style-name="P12">stmt_list: stmt <text:s text:c="2"/></text:p>
      <text:p text:style-name="P12"><text:tab/>| stmt_list stmt </text:p>
      <text:p text:style-name="P12">;</text:p>
      <text:p text:style-name="P12">stmt: ENDL </text:p>
      <text:p text:style-name="P12"><text:tab/>| expr_list ENDL</text:p>
      <text:p text:style-name="P12"><text:tab/>| func_stmt</text:p>
      <text:p text:style-name="P12"><text:tab/>| proc_stmt</text:p>
      <text:p text:style-name="P12"><text:tab/>| print</text:p>
      <text:p text:style-name="P12"><text:tab/>| read</text:p>
      <text:p text:style-name="P12"><text:tab/>| znach_value <text:s/>ENDL</text:p>
      <text:p text:style-name="P12"><text:tab/>| decl</text:p>
      <text:p text:style-name="P12">;</text:p>
      <text:p text:style-name="P12"/>
      <text:p text:style-name="P12">expr: function_call</text:p>
      <text:p text:style-name="P12"><text:tab/>| identifier '[' expr_list ']' </text:p>
      <text:p text:style-name="P12"><text:tab/>| identifier </text:p>
      <text:p text:style-name="P12"><text:tab/>| '(' expr ')'</text:p>
      <text:p text:style-name="P12"><text:tab/>| INT_CONST</text:p>
      <text:p text:style-name="P12"><text:tab/>| CHAR_CONST</text:p>
      <text:p text:style-name="P12"><text:tab/>| STRING_CONST</text:p>
      <text:p text:style-name="P12"><text:tab/>| DOUBLE_CONST</text:p>
      <text:p text:style-name="P12"><text:tab/>| BOOL_CONST</text:p>
      <text:p text:style-name="P12"><text:tab/>| expr ASSMNT expr</text:p>
      <text:p text:style-name="P12"><text:tab/>| expr PLUS expr</text:p>
      <text:p text:style-name="P12"><text:tab/>| expr MINUS expr</text:p>
      <text:p text:style-name="P12"><text:tab/>| expr MUL expr </text:p>
      <text:p text:style-name="P12"><text:tab/>| expr DIV expr </text:p>
      <text:p text:style-name="P12"><text:tab/>| expr POW expr</text:p>
      <text:p text:style-name="P12"><text:tab/>| expr GT expr </text:p>
      <text:p text:style-name="P12"><text:tab/>| expr LT expr </text:p>
      <text:p text:style-name="P12"><text:soft-page-break/><text:tab/>| expr GTEQ expr</text:p>
      <text:p text:style-name="P12"><text:tab/>| expr LTEQ expr </text:p>
      <text:p text:style-name="P12"><text:tab/>| expr NEQ expr</text:p>
      <text:p text:style-name="P12"><text:tab/>| expr EQ expr</text:p>
      <text:p text:style-name="P12"><text:tab/>| MINUS expr %prec UMINUS</text:p>
      <text:p text:style-name="P12">;</text:p>
      <text:p text:style-name="P12"/>
      <text:p text:style-name="P12"/>
      <text:p text:style-name="P12">function_call : identifier '(' expr_list ')' </text:p>
      <text:p text:style-name="P12">;</text:p>
      <text:p text:style-name="P12">expr_list : expr </text:p>
      <text:p text:style-name="P12"><text:tab/>| expr_list ',' expr </text:p>
      <text:p text:style-name="P12">;</text:p>
      <text:p text:style-name="P12"/>
      <text:p text:style-name="P12">decl: atomic_type enum_atomic_identifier_list ENDL</text:p>
      <text:p text:style-name="P12"><text:tab/>| <text:s/>array_type enum_array_identifier_list <text:s/>ENDL </text:p>
      <text:p text:style-name="P12">;</text:p>
      <text:p text:style-name="P12"/>
      <text:p text:style-name="P12">enum_atomic_identifier_list : identifier </text:p>
      <text:p text:style-name="P12"><text:tab/>| enum_atomic_identifier_list ',' identifier </text:p>
      <text:p text:style-name="P12">;</text:p>
      <text:p text:style-name="P12"/>
      <text:p text:style-name="P12">enum_array_identifier_list : identifier '[' dimensions ']' </text:p>
      <text:p text:style-name="P12"><text:tab/>| enum_array_identifier_list ',' identifier '[' dimensions ']' </text:p>
      <text:p text:style-name="P12">;</text:p>
      <text:p text:style-name="P12"/>
      <text:p text:style-name="P12">func_stmt: ALG atomic_type identifier ENDL NACH ENDL stmt_list KON <text:s text:c="9"/></text:p>
      <text:p text:style-name="P12"><text:tab/>| ALG atomic_type identifier '(' param_list ')' ENDL NACH stmt_list KON </text:p>
      <text:p text:style-name="P12">;</text:p>
      <text:p text:style-name="P12">proc_stmt: ALG identifier ENDL NACH ENDL stmt_list KON </text:p>
      <text:p text:style-name="P12"><text:tab/>| ALG identifier '(' param_list ')' ENDL NACH ENDL stmt_list KON </text:p>
      <text:p text:style-name="P12">;</text:p>
      <text:p text:style-name="P12"/>
      <text:p text:style-name="P12"><text:soft-page-break/>param_list: param</text:p>
      <text:p text:style-name="P12"><text:tab/>| param_list ';' param </text:p>
      <text:p text:style-name="P12">;</text:p>
      <text:p text:style-name="P12"/>
      <text:p text:style-name="P12">znach_value: ZNACH ASSMNT expr </text:p>
      <text:p text:style-name="P12">;</text:p>
      <text:p text:style-name="P12"/>
      <text:p text:style-name="P12">param: arg_value </text:p>
      <text:p text:style-name="P12"><text:tab/>| rez_value </text:p>
      <text:p text:style-name="P12">;</text:p>
      <text:p text:style-name="P12">arg_value: ARG atomic_type enum_atomic_identifier_list </text:p>
      <text:p text:style-name="P12"><text:span text:style-name="T1"><text:tab/></text:span>| ARG array_type enum_array_identifier_list </text:p>
      <text:p text:style-name="P12">;</text:p>
      <text:p text:style-name="P12"/>
      <text:p text:style-name="P12">rez_value: REZ array_type enum_array_identifier_list <text:s text:c="3"/></text:p>
      <text:p text:style-name="P12"><text:span text:style-name="T1"><text:tab/></text:span>| REZ atomic_type enum_atomic_identifier_list </text:p>
      <text:p text:style-name="P12">;</text:p>
      <text:p text:style-name="P12"/>
      <text:p text:style-name="P12"/>
      <text:p text:style-name="P12">dimensions: INT_CONST ':' INT_CONST </text:p>
      <text:p text:style-name="P12"><text:tab/>| INT_CONST ':' identifier </text:p>
      <text:p text:style-name="P12"><text:tab/>| dimensions ',' INT_CONST ':' INT_CONST</text:p>
      <text:p text:style-name="P12"><text:tab/>| dimensions ',' INT_CONST ':' identifier</text:p>
      <text:p text:style-name="P12">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rray_type: CELTAB </text:p>
      <text:p text:style-name="P12"><text:tab/>| VESCHTAB </text:p>
      <text:p text:style-name="P12"><text:tab/>| SIMTAB</text:p>
      <text:p text:style-name="P12"><text:tab/>| LITTAB </text:p>
      <text:p text:style-name="P12"><text:tab/>| LOGTAB</text:p>
      <text:p text:style-name="P12">;</text:p>
      <text:p text:style-name="P12"/>
      <text:p text:style-name="P12">atomic_type: CEL </text:p>
      <text:p text:style-name="P12"><text:tab/>| VESCH </text:p>
      <text:p text:style-name="P12"><text:tab/>| SIM </text:p>
      <text:p text:style-name="P12"><text:tab/>| LIT <text:s/></text:p>
      <text:p text:style-name="P12"><text:tab/>| LOG</text:p>
      <text:p text:style-name="P12">;</text:p>
      <text:p text:style-name="P12"/>
      <text:p text:style-name="P12">print: VYVOD expr_list ENDL</text:p>
      <text:p text:style-name="P12">;</text:p>
      <text:p text:style-name="P12">read: VVOD expr_list <text:s/>ENDL </text:p>
      <text:p text:style-name="P12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22:46:25.34</meta:creation-date>
    <meta:generator>OpenOffice.org/3.3$Win32 OpenOffice.org_project/330m20$Build-9567</meta:generator>
    <meta:editing-duration>PT9H53M50S</meta:editing-duration>
    <meta:editing-cycles>49</meta:editing-cycles>
    <dc:date>2012-02-12T20:27:40.43</dc:date>
    <meta:document-statistic meta:table-count="1" meta:image-count="0" meta:object-count="0" meta:page-count="5" meta:paragraph-count="112" meta:word-count="353" meta:character-count="2374"/>
  </office:meta>
</office:document-meta>
</file>